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2805555555556cm" style:use-optimal-column-width="true"/>
    </style:style>
    <style:style style:name="co3" style:family="table-column">
      <style:table-column-properties fo:break-before="auto" style:column-width="2.46944444444444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rt1" table:style-name="ta1">
        <table:shapes>
          <draw:frame draw:z-index="1" draw:id="id0" draw:style-name="a0" draw:name="Chart 1" svg:x="0in" svg:y="0in" svg:width="10.17025in" svg:height="6.6420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Chart2" table:style-name="ta1">
        <table:shapes>
          <draw:frame draw:z-index="1" draw:id="id1" draw:style-name="a1" draw:name="Chart 1" svg:x="0in" svg:y="0in" svg:width="10.17025in" svg:height="6.6420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ntropy_output_c++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0 - 375000</text:p>
          </table:table-cell>
          <table:table-cell office:value-type="float" office:value="4.0173157021198902" table:style-name="ce1">
            <text:p>4.017315702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 - 750000</text:p>
          </table:table-cell>
          <table:table-cell office:value-type="float" office:value="3.8730164242695801" table:style-name="ce1">
            <text:p>3.873016424</text:p>
          </table:table-cell>
          <table:table-cell table:number-columns-repeated="2" table:style-name="ce1"/>
          <table:table-cell office:value-type="string" table:style-name="ce1">
            <text:p>No of charachters<text:s/></text:p>
          </table:table-cell>
          <table:table-cell office:value-type="string" table:style-name="ce1">
            <text:p>Entropy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Entropy-mean</text:p>
          </table:table-cell>
          <table:table-cell office:value-type="string" table:style-name="ce1">
            <text:p>variance<text:s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125000</text:p>
          </table:table-cell>
          <table:table-cell office:value-type="float" office:value="3.77727633699583" table:style-name="ce1">
            <text:p>3.777276337</text:p>
          </table:table-cell>
          <table:table-cell table:number-columns-repeated="2" table:style-name="ce1"/>
          <table:table-cell office:value-type="float" office:value="750000" table:style-name="ce1">
            <text:p>750000</text:p>
          </table:table-cell>
          <table:table-cell office:value-type="float" office:value="3.8730164242695801" table:style-name="ce1">
            <text:p>3.873016424</text:p>
          </table:table-cell>
          <table:table-cell office:value-type="float" office:value="3.6901428824035611" table:formula="of:=SUM([.F3:.F100])/98" table:style-name="ce1">
            <text:p>3.690142882</text:p>
          </table:table-cell>
          <table:table-cell office:value-type="float" office:value="0.18287354186601901" table:formula="of:=[.F3]-[.G3]" table:style-name="ce1">
            <text:p>0.182873542</text:p>
          </table:table-cell>
          <table:table-cell office:value-type="float" office:value="3.3442732314622609E-2" table:formula="of:=[.H3]^2" table:style-name="ce1">
            <text:p>0.03344273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1500000</text:p>
          </table:table-cell>
          <table:table-cell office:value-type="float" office:value="3.7578756096988499" table:style-name="ce1">
            <text:p>3.75787561</text:p>
          </table:table-cell>
          <table:table-cell table:number-columns-repeated="2" table:style-name="ce1"/>
          <table:table-cell office:value-type="float" office:value="1125000" table:style-name="ce1">
            <text:p>1125000</text:p>
          </table:table-cell>
          <table:table-cell office:value-type="float" office:value="3.77727633699583" table:style-name="ce1">
            <text:p>3.777276337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8.7133454592268844E-2" table:formula="of:=[.F4]-[.G4]" table:style-name="ce1">
            <text:p>0.087133455</text:p>
          </table:table-cell>
          <table:table-cell office:value-type="float" office:value="7.5922389091829766E-3" table:formula="of:=[.H4]^2" table:style-name="ce1">
            <text:p>0.007592239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875000</text:p>
          </table:table-cell>
          <table:table-cell office:value-type="float" office:value="3.8062642678659002" table:style-name="ce1">
            <text:p>3.806264268</text:p>
          </table:table-cell>
          <table:table-cell table:number-columns-repeated="2" table:style-name="ce1"/>
          <table:table-cell office:value-type="float" office:value="1500000" table:style-name="ce1">
            <text:p>1500000</text:p>
          </table:table-cell>
          <table:table-cell office:value-type="float" office:value="3.7578756096988499" table:style-name="ce1">
            <text:p>3.7578756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6.7732727295288786E-2" table:formula="of:=[.F5]-[.G5]" table:style-name="ce1">
            <text:p>0.067732727</text:p>
          </table:table-cell>
          <table:table-cell office:value-type="float" office:value="4.5877223468579588E-3" table:formula="of:=[.H5]^2" table:style-name="ce1">
            <text:p>0.0045877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2250000</text:p>
          </table:table-cell>
          <table:table-cell office:value-type="float" office:value="3.7652011253417199" table:style-name="ce1">
            <text:p>3.765201125</text:p>
          </table:table-cell>
          <table:table-cell table:number-columns-repeated="2" table:style-name="ce1"/>
          <table:table-cell office:value-type="float" office:value="1875000" table:style-name="ce1">
            <text:p>1875000</text:p>
          </table:table-cell>
          <table:table-cell office:value-type="float" office:value="3.8062642678659002" table:style-name="ce1">
            <text:p>3.80626426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0.11612138546233908" table:formula="of:=[.F6]-[.G6]" table:style-name="ce1">
            <text:p>0.116121385</text:p>
          </table:table-cell>
          <table:table-cell office:value-type="float" office:value="1.3484176161693133E-2" table:formula="of:=[.H6]^2" table:style-name="ce1">
            <text:p>0.01348417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2625000</text:p>
          </table:table-cell>
          <table:table-cell office:value-type="float" office:value="3.7609575339434902" table:style-name="ce1">
            <text:p>3.760957534</text:p>
          </table:table-cell>
          <table:table-cell table:number-columns-repeated="2" table:style-name="ce1"/>
          <table:table-cell office:value-type="float" office:value="2250000" table:style-name="ce1">
            <text:p>2250000</text:p>
          </table:table-cell>
          <table:table-cell office:value-type="float" office:value="3.7652011253417199" table:style-name="ce1">
            <text:p>3.765201125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7.505824293815877E-2" table:formula="of:=[.F7]-[.G7]" table:style-name="ce1">
            <text:p>0.075058243</text:p>
          </table:table-cell>
          <table:table-cell office:value-type="float" office:value="5.6337398329636612E-3" table:formula="of:=[.H7]^2" table:style-name="ce1">
            <text:p>0.0056337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3000000</text:p>
          </table:table-cell>
          <table:table-cell office:value-type="float" office:value="3.7422955372854201" table:style-name="ce1">
            <text:p>3.742295537</text:p>
          </table:table-cell>
          <table:table-cell table:number-columns-repeated="2" table:style-name="ce1"/>
          <table:table-cell office:value-type="float" office:value="2625000" table:style-name="ce1">
            <text:p>2625000</text:p>
          </table:table-cell>
          <table:table-cell office:value-type="float" office:value="3.7609575339434902" table:style-name="ce1">
            <text:p>3.760957534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7.0814651539929052E-2" table:formula="of:=[.F8]-[.G8]" table:style-name="ce1">
            <text:p>0.070814652</text:p>
          </table:table-cell>
          <table:table-cell office:value-type="float" office:value="5.0147148727215764E-3" table:formula="of:=[.H8]^2" table:style-name="ce1">
            <text:p>0.00501471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3375000</text:p>
          </table:table-cell>
          <table:table-cell office:value-type="float" office:value="3.75245598110331" table:style-name="ce1">
            <text:p>3.752455981</text:p>
          </table:table-cell>
          <table:table-cell table:number-columns-repeated="2" table:style-name="ce1"/>
          <table:table-cell office:value-type="float" office:value="3000000" table:style-name="ce1">
            <text:p>3000000</text:p>
          </table:table-cell>
          <table:table-cell office:value-type="float" office:value="3.7422955372854201" table:style-name="ce1">
            <text:p>3.742295537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5.215265488185894E-2" table:formula="of:=[.F9]-[.G9]" table:style-name="ce1">
            <text:p>0.052152655</text:p>
          </table:table-cell>
          <table:table-cell office:value-type="float" office:value="2.7198994112262852E-3" table:formula="of:=[.H9]^2" table:style-name="ce1">
            <text:p>0.00271989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3750000</text:p>
          </table:table-cell>
          <table:table-cell office:value-type="float" office:value="3.7313731936295098" table:style-name="ce1">
            <text:p>3.731373194</text:p>
          </table:table-cell>
          <table:table-cell table:number-columns-repeated="2" table:style-name="ce1"/>
          <table:table-cell office:value-type="float" office:value="3375000" table:style-name="ce1">
            <text:p>3375000</text:p>
          </table:table-cell>
          <table:table-cell office:value-type="float" office:value="3.75245598110331" table:style-name="ce1">
            <text:p>3.75245598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6.2313098699748881E-2" table:formula="of:=[.F10]-[.G10]" table:style-name="ce1">
            <text:p>0.062313099</text:p>
          </table:table-cell>
          <table:table-cell office:value-type="float" office:value="3.8829222695646458E-3" table:formula="of:=[.H10]^2" table:style-name="ce1">
            <text:p>0.0038829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4125000</text:p>
          </table:table-cell>
          <table:table-cell office:value-type="float" office:value="3.7147872207420298" table:style-name="ce1">
            <text:p>3.714787221</text:p>
          </table:table-cell>
          <table:table-cell table:number-columns-repeated="2" table:style-name="ce1"/>
          <table:table-cell office:value-type="float" office:value="3750000" table:style-name="ce1">
            <text:p>3750000</text:p>
          </table:table-cell>
          <table:table-cell office:value-type="float" office:value="3.7313731936295098" table:style-name="ce1">
            <text:p>3.731373194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4.1230311225948668E-2" table:formula="of:=[.F11]-[.G11]" table:style-name="ce1">
            <text:p>0.041230311</text:p>
          </table:table-cell>
          <table:table-cell office:value-type="float" office:value="1.6999385637885887E-3" table:formula="of:=[.H11]^2" table:style-name="ce1">
            <text:p>0.00169993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4500000</text:p>
          </table:table-cell>
          <table:table-cell office:value-type="float" office:value="3.7041114511889601" table:style-name="ce1">
            <text:p>3.704111451</text:p>
          </table:table-cell>
          <table:table-cell table:number-columns-repeated="2" table:style-name="ce1"/>
          <table:table-cell office:value-type="float" office:value="4125000" table:style-name="ce1">
            <text:p>4125000</text:p>
          </table:table-cell>
          <table:table-cell office:value-type="float" office:value="3.7147872207420298" table:style-name="ce1">
            <text:p>3.71478722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2.4644338338468685E-2" table:formula="of:=[.F12]-[.G12]" table:style-name="ce1">
            <text:p>0.024644338</text:p>
          </table:table-cell>
          <table:table-cell office:value-type="float" office:value="6.0734341214091752E-4" table:formula="of:=[.H12]^2" table:style-name="ce1">
            <text:p>0.00060734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4875000</text:p>
          </table:table-cell>
          <table:table-cell office:value-type="float" office:value="3.7032472576578801" table:style-name="ce1">
            <text:p>3.703247258</text:p>
          </table:table-cell>
          <table:table-cell table:number-columns-repeated="2" table:style-name="ce1"/>
          <table:table-cell office:value-type="float" office:value="4500000" table:style-name="ce1">
            <text:p>4500000</text:p>
          </table:table-cell>
          <table:table-cell office:value-type="float" office:value="3.7041114511889601" table:style-name="ce1">
            <text:p>3.70411145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3968568785398983E-2" table:formula="of:=[.F13]-[.G13]" table:style-name="ce1">
            <text:p>0.013968569</text:p>
          </table:table-cell>
          <table:table-cell office:value-type="float" office:value="1.9512091391242281E-4" table:formula="of:=[.H13]^2" table:style-name="ce1">
            <text:p>0.0001951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5250000</text:p>
          </table:table-cell>
          <table:table-cell office:value-type="float" office:value="3.70379004271987" table:style-name="ce1">
            <text:p>3.703790043</text:p>
          </table:table-cell>
          <table:table-cell table:number-columns-repeated="2" table:style-name="ce1"/>
          <table:table-cell office:value-type="float" office:value="4875000" table:style-name="ce1">
            <text:p>4875000</text:p>
          </table:table-cell>
          <table:table-cell office:value-type="float" office:value="3.7032472576578801" table:style-name="ce1">
            <text:p>3.70324725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3104375254318956E-2" table:formula="of:=[.F14]-[.G14]" table:style-name="ce1">
            <text:p>0.013104375</text:p>
          </table:table-cell>
          <table:table-cell office:value-type="float" office:value="1.7172465080600701E-4" table:formula="of:=[.H14]^2" table:style-name="ce1">
            <text:p>0.00017172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5625000</text:p>
          </table:table-cell>
          <table:table-cell office:value-type="float" office:value="3.7007120347565201" table:style-name="ce1">
            <text:p>3.700712035</text:p>
          </table:table-cell>
          <table:table-cell table:number-columns-repeated="2" table:style-name="ce1"/>
          <table:table-cell office:value-type="float" office:value="5250000" table:style-name="ce1">
            <text:p>5250000</text:p>
          </table:table-cell>
          <table:table-cell office:value-type="float" office:value="3.70379004271987" table:style-name="ce1">
            <text:p>3.703790043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364716031630886E-2" table:formula="of:=[.F15]-[.G15]" table:style-name="ce1">
            <text:p>0.01364716</text:p>
          </table:table-cell>
          <table:table-cell office:value-type="float" office:value="1.8624498469903532E-4" table:formula="of:=[.H15]^2" table:style-name="ce1">
            <text:p>0.00018624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6000000</text:p>
          </table:table-cell>
          <table:table-cell office:value-type="float" office:value="3.6989043919167401" table:style-name="ce1">
            <text:p>3.698904392</text:p>
          </table:table-cell>
          <table:table-cell table:number-columns-repeated="2" table:style-name="ce1"/>
          <table:table-cell office:value-type="float" office:value="5625000" table:style-name="ce1">
            <text:p>5625000</text:p>
          </table:table-cell>
          <table:table-cell office:value-type="float" office:value="3.7007120347565201" table:style-name="ce1">
            <text:p>3.700712035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0569152352958966E-2" table:formula="of:=[.F16]-[.G16]" table:style-name="ce1">
            <text:p>0.010569152</text:p>
          </table:table-cell>
          <table:table-cell office:value-type="float" office:value="1.1170698146005805E-4" table:formula="of:=[.H16]^2" table:style-name="ce1">
            <text:p>0.00011170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 - 6375000</text:p>
          </table:table-cell>
          <table:table-cell office:value-type="float" office:value="3.6999296975149401" table:style-name="ce1">
            <text:p>3.699929698</text:p>
          </table:table-cell>
          <table:table-cell table:number-columns-repeated="2" table:style-name="ce1"/>
          <table:table-cell office:value-type="float" office:value="6000000" table:style-name="ce1">
            <text:p>6000000</text:p>
          </table:table-cell>
          <table:table-cell office:value-type="float" office:value="3.6989043919167401" table:style-name="ce1">
            <text:p>3.698904392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8.761509513179E-3" table:formula="of:=[.F17]-[.G17]" table:style-name="ce1">
            <text:p>0.00876151</text:p>
          </table:table-cell>
          <table:table-cell office:value-type="float" office:value="7.6764048949526113E-5" table:formula="of:=[.H17]^2" table:style-name="ce1">
            <text:p>7.6764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6750000</text:p>
          </table:table-cell>
          <table:table-cell office:value-type="float" office:value="3.7126819804297702" table:style-name="ce1">
            <text:p>3.71268198</text:p>
          </table:table-cell>
          <table:table-cell table:number-columns-repeated="2" table:style-name="ce1"/>
          <table:table-cell office:value-type="float" office:value="6375000" table:style-name="ce1">
            <text:p>6375000</text:p>
          </table:table-cell>
          <table:table-cell office:value-type="float" office:value="3.6999296975149401" table:style-name="ce1">
            <text:p>3.69992969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9.7868151113789104E-3" table:formula="of:=[.F18]-[.G18]" table:style-name="ce1">
            <text:p>0.009786815</text:p>
          </table:table-cell>
          <table:table-cell office:value-type="float" office:value="9.5781750024314597E-5" table:formula="of:=[.H18]^2" table:style-name="ce1">
            <text:p>9.57818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7125000</text:p>
          </table:table-cell>
          <table:table-cell office:value-type="float" office:value="3.7103642677292701" table:style-name="ce1">
            <text:p>3.710364268</text:p>
          </table:table-cell>
          <table:table-cell table:number-columns-repeated="2" table:style-name="ce1"/>
          <table:table-cell office:value-type="float" office:value="6750000" table:style-name="ce1">
            <text:p>6750000</text:p>
          </table:table-cell>
          <table:table-cell office:value-type="float" office:value="3.7126819804297702" table:style-name="ce1">
            <text:p>3.7126819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2.2539098026209015E-2" table:formula="of:=[.F19]-[.G19]" table:style-name="ce1">
            <text:p>0.022539098</text:p>
          </table:table-cell>
          <table:table-cell office:value-type="float" office:value="5.080109398350591E-4" table:formula="of:=[.H19]^2" table:style-name="ce1">
            <text:p>0.000508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7500000</text:p>
          </table:table-cell>
          <table:table-cell office:value-type="float" office:value="3.6935153669241201" table:style-name="ce1">
            <text:p>3.693515367</text:p>
          </table:table-cell>
          <table:table-cell table:number-columns-repeated="2" table:style-name="ce1"/>
          <table:table-cell office:value-type="float" office:value="7125000" table:style-name="ce1">
            <text:p>7125000</text:p>
          </table:table-cell>
          <table:table-cell office:value-type="float" office:value="3.7103642677292701" table:style-name="ce1">
            <text:p>3.71036426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2.022138532570894E-2" table:formula="of:=[.F20]-[.G20]" table:style-name="ce1">
            <text:p>0.020221385</text:p>
          </table:table-cell>
          <table:table-cell office:value-type="float" office:value="4.0890442449079687E-4" table:formula="of:=[.H20]^2" table:style-name="ce1">
            <text:p>0.0004089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7875000</text:p>
          </table:table-cell>
          <table:table-cell office:value-type="float" office:value="3.68528999663519" table:style-name="ce1">
            <text:p>3.685289997</text:p>
          </table:table-cell>
          <table:table-cell table:number-columns-repeated="2" table:style-name="ce1"/>
          <table:table-cell office:value-type="float" office:value="7500000" table:style-name="ce1">
            <text:p>7500000</text:p>
          </table:table-cell>
          <table:table-cell office:value-type="float" office:value="3.6935153669241201" table:style-name="ce1">
            <text:p>3.693515367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3.3724845205589382E-3" table:formula="of:=[.F21]-[.G21]" table:style-name="ce1">
            <text:p>0.003372485</text:p>
          </table:table-cell>
          <table:table-cell office:value-type="float" office:value="1.1373651841409652E-5" table:formula="of:=[.H21]^2" table:style-name="ce1">
            <text:p>1.13737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8250000</text:p>
          </table:table-cell>
          <table:table-cell office:value-type="float" office:value="3.6968555327161301" table:style-name="ce1">
            <text:p>3.696855533</text:p>
          </table:table-cell>
          <table:table-cell table:number-columns-repeated="2" table:style-name="ce1"/>
          <table:table-cell office:value-type="float" office:value="7875000" table:style-name="ce1">
            <text:p>7875000</text:p>
          </table:table-cell>
          <table:table-cell office:value-type="float" office:value="3.68528999663519" table:style-name="ce1">
            <text:p>3.685289997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8528857683711735E-3" table:formula="of:=[.F22]-[.G22]" table:style-name="ce1">
            <text:p>-0.004852886</text:p>
          </table:table-cell>
          <table:table-cell office:value-type="float" office:value="2.3550500280859474E-5" table:formula="of:=[.H22]^2" table:style-name="ce1">
            <text:p>2.35505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8625000</text:p>
          </table:table-cell>
          <table:table-cell office:value-type="float" office:value="3.70004556449102" table:style-name="ce1">
            <text:p>3.700045564</text:p>
          </table:table-cell>
          <table:table-cell table:number-columns-repeated="2" table:style-name="ce1"/>
          <table:table-cell office:value-type="float" office:value="8250000" table:style-name="ce1">
            <text:p>8250000</text:p>
          </table:table-cell>
          <table:table-cell office:value-type="float" office:value="3.6968555327161301" table:style-name="ce1">
            <text:p>3.696855533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6.7126503125689574E-3" table:formula="of:=[.F23]-[.G23]" table:style-name="ce1">
            <text:p>0.00671265</text:p>
          </table:table-cell>
          <table:table-cell office:value-type="float" office:value="4.5059674218832121E-5" table:formula="of:=[.H23]^2" table:style-name="ce1">
            <text:p>4.50597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9000000</text:p>
          </table:table-cell>
          <table:table-cell office:value-type="float" office:value="3.6934187742923998" table:style-name="ce1">
            <text:p>3.693418774</text:p>
          </table:table-cell>
          <table:table-cell table:number-columns-repeated="2" table:style-name="ce1"/>
          <table:table-cell office:value-type="float" office:value="8625000" table:style-name="ce1">
            <text:p>8625000</text:p>
          </table:table-cell>
          <table:table-cell office:value-type="float" office:value="3.70004556449102" table:style-name="ce1">
            <text:p>3.700045564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9.902682087458814E-3" table:formula="of:=[.F24]-[.G24]" table:style-name="ce1">
            <text:p>0.009902682</text:p>
          </table:table-cell>
          <table:table-cell office:value-type="float" office:value="9.8063112525277656E-5" table:formula="of:=[.H24]^2" table:style-name="ce1">
            <text:p>9.80631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9375000</text:p>
          </table:table-cell>
          <table:table-cell office:value-type="float" office:value="3.6954795776935101" table:style-name="ce1">
            <text:p>3.695479578</text:p>
          </table:table-cell>
          <table:table-cell table:number-columns-repeated="2" table:style-name="ce1"/>
          <table:table-cell office:value-type="float" office:value="9000000" table:style-name="ce1">
            <text:p>9000000</text:p>
          </table:table-cell>
          <table:table-cell office:value-type="float" office:value="3.6934187742923998" table:style-name="ce1">
            <text:p>3.693418774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3.2758918888387001E-3" table:formula="of:=[.F25]-[.G25]" table:style-name="ce1">
            <text:p>0.003275892</text:p>
          </table:table-cell>
          <table:table-cell office:value-type="float" office:value="1.0731467667359185E-5" table:formula="of:=[.H25]^2" table:style-name="ce1">
            <text:p>1.07315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9750000</text:p>
          </table:table-cell>
          <table:table-cell office:value-type="float" office:value="3.6971476511020702" table:style-name="ce1">
            <text:p>3.697147651</text:p>
          </table:table-cell>
          <table:table-cell table:number-columns-repeated="2" table:style-name="ce1"/>
          <table:table-cell office:value-type="float" office:value="9375000" table:style-name="ce1">
            <text:p>9375000</text:p>
          </table:table-cell>
          <table:table-cell office:value-type="float" office:value="3.6954795776935101" table:style-name="ce1">
            <text:p>3.69547957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5.3366952899489561E-3" table:formula="of:=[.F26]-[.G26]" table:style-name="ce1">
            <text:p>0.005336695</text:p>
          </table:table-cell>
          <table:table-cell office:value-type="float" office:value="2.8480316617763374E-5" table:formula="of:=[.H26]^2" table:style-name="ce1">
            <text:p>2.84803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0125000</text:p>
          </table:table-cell>
          <table:table-cell office:value-type="float" office:value="3.69505176342303" table:style-name="ce1">
            <text:p>3.695051763</text:p>
          </table:table-cell>
          <table:table-cell table:number-columns-repeated="2" table:style-name="ce1"/>
          <table:table-cell office:value-type="float" office:value="9750000" table:style-name="ce1">
            <text:p>9750000</text:p>
          </table:table-cell>
          <table:table-cell office:value-type="float" office:value="3.6971476511020702" table:style-name="ce1">
            <text:p>3.69714765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7.0047686985090785E-3" table:formula="of:=[.F27]-[.G27]" table:style-name="ce1">
            <text:p>0.007004769</text:p>
          </table:table-cell>
          <table:table-cell office:value-type="float" office:value="4.906678451961257E-5" table:formula="of:=[.H27]^2" table:style-name="ce1">
            <text:p>4.90668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0500000</text:p>
          </table:table-cell>
          <table:table-cell office:value-type="float" office:value="3.6990971003131898" table:style-name="ce1">
            <text:p>3.6990971</text:p>
          </table:table-cell>
          <table:table-cell table:number-columns-repeated="2" table:style-name="ce1"/>
          <table:table-cell office:value-type="float" office:value="10125000" table:style-name="ce1">
            <text:p>10125000</text:p>
          </table:table-cell>
          <table:table-cell office:value-type="float" office:value="3.69505176342303" table:style-name="ce1">
            <text:p>3.695051763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4.908881019468847E-3" table:formula="of:=[.F28]-[.G28]" table:style-name="ce1">
            <text:p>0.004908881</text:p>
          </table:table-cell>
          <table:table-cell office:value-type="float" office:value="2.4097112863301505E-5" table:formula="of:=[.H28]^2" table:style-name="ce1">
            <text:p>2.40971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0875000</text:p>
          </table:table-cell>
          <table:table-cell office:value-type="float" office:value="3.6909211898025598" table:style-name="ce1">
            <text:p>3.69092119</text:p>
          </table:table-cell>
          <table:table-cell table:number-columns-repeated="2" table:style-name="ce1"/>
          <table:table-cell office:value-type="float" office:value="10500000" table:style-name="ce1">
            <text:p>10500000</text:p>
          </table:table-cell>
          <table:table-cell office:value-type="float" office:value="3.6990971003131898" table:style-name="ce1">
            <text:p>3.699097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8.9542179096286922E-3" table:formula="of:=[.F29]-[.G29]" table:style-name="ce1">
            <text:p>0.008954218</text:p>
          </table:table-cell>
          <table:table-cell office:value-type="float" office:value="8.0178018373115221E-5" table:formula="of:=[.H29]^2" table:style-name="ce1">
            <text:p>8.0178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1250000</text:p>
          </table:table-cell>
          <table:table-cell office:value-type="float" office:value="3.6945436707167398" table:style-name="ce1">
            <text:p>3.694543671</text:p>
          </table:table-cell>
          <table:table-cell table:number-columns-repeated="2" table:style-name="ce1"/>
          <table:table-cell office:value-type="float" office:value="10875000" table:style-name="ce1">
            <text:p>10875000</text:p>
          </table:table-cell>
          <table:table-cell office:value-type="float" office:value="3.6909211898025598" table:style-name="ce1">
            <text:p>3.69092119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7.7830739899864554E-4" table:formula="of:=[.F30]-[.G30]" table:style-name="ce1">
            <text:p>0.000778307</text:p>
          </table:table-cell>
          <table:table-cell office:value-type="float" office:value="6.0576240733603681E-7" table:formula="of:=[.H30]^2" table:style-name="ce1">
            <text:p>6.05762E-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1625000</text:p>
          </table:table-cell>
          <table:table-cell office:value-type="float" office:value="3.6985206188535402" table:style-name="ce1">
            <text:p>3.698520619</text:p>
          </table:table-cell>
          <table:table-cell table:number-columns-repeated="2" table:style-name="ce1"/>
          <table:table-cell office:value-type="float" office:value="11250000" table:style-name="ce1">
            <text:p>11250000</text:p>
          </table:table-cell>
          <table:table-cell office:value-type="float" office:value="3.6945436707167398" table:style-name="ce1">
            <text:p>3.69454367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4.400788313178694E-3" table:formula="of:=[.F31]-[.G31]" table:style-name="ce1">
            <text:p>0.004400788</text:p>
          </table:table-cell>
          <table:table-cell office:value-type="float" office:value="1.9366937777410173E-5" table:formula="of:=[.H31]^2" table:style-name="ce1">
            <text:p>1.93669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2000000</text:p>
          </table:table-cell>
          <table:table-cell office:value-type="float" office:value="3.7014473210471199" table:style-name="ce1">
            <text:p>3.701447321</text:p>
          </table:table-cell>
          <table:table-cell table:number-columns-repeated="2" table:style-name="ce1"/>
          <table:table-cell office:value-type="float" office:value="11625000" table:style-name="ce1">
            <text:p>11625000</text:p>
          </table:table-cell>
          <table:table-cell office:value-type="float" office:value="3.6985206188535402" table:style-name="ce1">
            <text:p>3.698520619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8.3777364499790785E-3" table:formula="of:=[.F32]-[.G32]" table:style-name="ce1">
            <text:p>0.008377736</text:p>
          </table:table-cell>
          <table:table-cell office:value-type="float" office:value="7.0186468025308052E-5" table:formula="of:=[.H32]^2" table:style-name="ce1">
            <text:p>7.01865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2375000</text:p>
          </table:table-cell>
          <table:table-cell office:value-type="float" office:value="3.70101990758541" table:style-name="ce1">
            <text:p>3.701019908</text:p>
          </table:table-cell>
          <table:table-cell table:number-columns-repeated="2" table:style-name="ce1"/>
          <table:table-cell office:value-type="float" office:value="12000000" table:style-name="ce1">
            <text:p>12000000</text:p>
          </table:table-cell>
          <table:table-cell office:value-type="float" office:value="3.7014473210471199" table:style-name="ce1">
            <text:p>3.70144732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130443864355879E-2" table:formula="of:=[.F33]-[.G33]" table:style-name="ce1">
            <text:p>0.011304439</text:p>
          </table:table-cell>
          <table:table-cell office:value-type="float" office:value="1.2779033304598529E-4" table:formula="of:=[.H33]^2" table:style-name="ce1">
            <text:p>0.000127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2750000</text:p>
          </table:table-cell>
          <table:table-cell office:value-type="float" office:value="3.7030276058101599" table:style-name="ce1">
            <text:p>3.703027606</text:p>
          </table:table-cell>
          <table:table-cell table:number-columns-repeated="2" table:style-name="ce1"/>
          <table:table-cell office:value-type="float" office:value="12375000" table:style-name="ce1">
            <text:p>12375000</text:p>
          </table:table-cell>
          <table:table-cell office:value-type="float" office:value="3.70101990758541" table:style-name="ce1">
            <text:p>3.70101990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0877025181848854E-2" table:formula="of:=[.F34]-[.G34]" table:style-name="ce1">
            <text:p>0.010877025</text:p>
          </table:table-cell>
          <table:table-cell office:value-type="float" office:value="1.1830967680657409E-4" table:formula="of:=[.H34]^2" table:style-name="ce1">
            <text:p>0.000118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3125000</text:p>
          </table:table-cell>
          <table:table-cell office:value-type="float" office:value="3.7011860580745601" table:style-name="ce1">
            <text:p>3.701186058</text:p>
          </table:table-cell>
          <table:table-cell table:number-columns-repeated="2" table:style-name="ce1"/>
          <table:table-cell office:value-type="float" office:value="12750000" table:style-name="ce1">
            <text:p>12750000</text:p>
          </table:table-cell>
          <table:table-cell office:value-type="float" office:value="3.7030276058101599" table:style-name="ce1">
            <text:p>3.703027606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2884723406598741E-2" table:formula="of:=[.F35]-[.G35]" table:style-name="ce1">
            <text:p>0.012884723</text:p>
          </table:table-cell>
          <table:table-cell office:value-type="float" office:value="1.6601609726455348E-4" table:formula="of:=[.H35]^2" table:style-name="ce1">
            <text:p>0.0001660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3500000</text:p>
          </table:table-cell>
          <table:table-cell office:value-type="float" office:value="3.7036321376864598" table:style-name="ce1">
            <text:p>3.703632138</text:p>
          </table:table-cell>
          <table:table-cell table:number-columns-repeated="2" table:style-name="ce1"/>
          <table:table-cell office:value-type="float" office:value="13125000" table:style-name="ce1">
            <text:p>13125000</text:p>
          </table:table-cell>
          <table:table-cell office:value-type="float" office:value="3.7011860580745601" table:style-name="ce1">
            <text:p>3.70118605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1043175670998995E-2" table:formula="of:=[.F36]-[.G36]" table:style-name="ce1">
            <text:p>0.011043176</text:p>
          </table:table-cell>
          <table:table-cell office:value-type="float" office:value="1.219517289005441E-4" table:formula="of:=[.H36]^2" table:style-name="ce1">
            <text:p>0.0001219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3875000</text:p>
          </table:table-cell>
          <table:table-cell office:value-type="float" office:value="3.7064226953906299" table:style-name="ce1">
            <text:p>3.706422695</text:p>
          </table:table-cell>
          <table:table-cell table:number-columns-repeated="2" table:style-name="ce1"/>
          <table:table-cell office:value-type="float" office:value="13500000" table:style-name="ce1">
            <text:p>13500000</text:p>
          </table:table-cell>
          <table:table-cell office:value-type="float" office:value="3.7036321376864598" table:style-name="ce1">
            <text:p>3.70363213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3489255282898682E-2" table:formula="of:=[.F37]-[.G37]" table:style-name="ce1">
            <text:p>0.013489255</text:p>
          </table:table-cell>
          <table:table-cell office:value-type="float" office:value="1.8196000808721002E-4" table:formula="of:=[.H37]^2" table:style-name="ce1">
            <text:p>0.000181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4250000</text:p>
          </table:table-cell>
          <table:table-cell office:value-type="float" office:value="3.70191562101712" table:style-name="ce1">
            <text:p>3.701915621</text:p>
          </table:table-cell>
          <table:table-cell table:number-columns-repeated="2" table:style-name="ce1"/>
          <table:table-cell office:value-type="float" office:value="13875000" table:style-name="ce1">
            <text:p>13875000</text:p>
          </table:table-cell>
          <table:table-cell office:value-type="float" office:value="3.7064226953906299" table:style-name="ce1">
            <text:p>3.706422695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6279812987068709E-2" table:formula="of:=[.F38]-[.G38]" table:style-name="ce1">
            <text:p>0.016279813</text:p>
          </table:table-cell>
          <table:table-cell office:value-type="float" office:value="2.6503231089393099E-4" table:formula="of:=[.H38]^2" table:style-name="ce1">
            <text:p>0.0002650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4625000</text:p>
          </table:table-cell>
          <table:table-cell office:value-type="float" office:value="3.7132060992645899" table:style-name="ce1">
            <text:p>3.713206099</text:p>
          </table:table-cell>
          <table:table-cell table:number-columns-repeated="2" table:style-name="ce1"/>
          <table:table-cell office:value-type="float" office:value="14250000" table:style-name="ce1">
            <text:p>14250000</text:p>
          </table:table-cell>
          <table:table-cell office:value-type="float" office:value="3.70191562101712" table:style-name="ce1">
            <text:p>3.70191562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1772738613558875E-2" table:formula="of:=[.F39]-[.G39]" table:style-name="ce1">
            <text:p>0.011772739</text:p>
          </table:table-cell>
          <table:table-cell office:value-type="float" office:value="1.3859737446318015E-4" table:formula="of:=[.H39]^2" table:style-name="ce1">
            <text:p>0.0001385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5000000</text:p>
          </table:table-cell>
          <table:table-cell office:value-type="float" office:value="3.7104696106375998" table:style-name="ce1">
            <text:p>3.710469611</text:p>
          </table:table-cell>
          <table:table-cell table:number-columns-repeated="2" table:style-name="ce1"/>
          <table:table-cell office:value-type="float" office:value="14625000" table:style-name="ce1">
            <text:p>14625000</text:p>
          </table:table-cell>
          <table:table-cell office:value-type="float" office:value="3.7132060992645899" table:style-name="ce1">
            <text:p>3.713206099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2.3063216861028746E-2" table:formula="of:=[.F40]-[.G40]" table:style-name="ce1">
            <text:p>0.023063217</text:p>
          </table:table-cell>
          <table:table-cell office:value-type="float" office:value="5.3191197197884066E-4" table:formula="of:=[.H40]^2" table:style-name="ce1">
            <text:p>0.0005319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5375000</text:p>
          </table:table-cell>
          <table:table-cell office:value-type="float" office:value="3.7053798600090002" table:style-name="ce1">
            <text:p>3.70537986</text:p>
          </table:table-cell>
          <table:table-cell table:number-columns-repeated="2" table:style-name="ce1"/>
          <table:table-cell office:value-type="float" office:value="15000000" table:style-name="ce1">
            <text:p>15000000</text:p>
          </table:table-cell>
          <table:table-cell office:value-type="float" office:value="3.7104696106375998" table:style-name="ce1">
            <text:p>3.71046961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2.0326728234038693E-2" table:formula="of:=[.F41]-[.G41]" table:style-name="ce1">
            <text:p>0.020326728</text:p>
          </table:table-cell>
          <table:table-cell office:value-type="float" office:value="4.1317588070046579E-4" table:formula="of:=[.H41]^2" table:style-name="ce1">
            <text:p>0.0004131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5750000</text:p>
          </table:table-cell>
          <table:table-cell office:value-type="float" office:value="3.70501543363453" table:style-name="ce1">
            <text:p>3.705015434</text:p>
          </table:table-cell>
          <table:table-cell table:number-columns-repeated="2" table:style-name="ce1"/>
          <table:table-cell office:value-type="float" office:value="15375000" table:style-name="ce1">
            <text:p>15375000</text:p>
          </table:table-cell>
          <table:table-cell office:value-type="float" office:value="3.7053798600090002" table:style-name="ce1">
            <text:p>3.70537986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5236977605439073E-2" table:formula="of:=[.F42]-[.G42]" table:style-name="ce1">
            <text:p>0.015236978</text:p>
          </table:table-cell>
          <table:table-cell office:value-type="float" office:value="2.3216548654865182E-4" table:formula="of:=[.H42]^2" table:style-name="ce1">
            <text:p>0.0002321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6125000</text:p>
          </table:table-cell>
          <table:table-cell office:value-type="float" office:value="3.7058094823563499" table:style-name="ce1">
            <text:p>3.705809482</text:p>
          </table:table-cell>
          <table:table-cell table:number-columns-repeated="2" table:style-name="ce1"/>
          <table:table-cell office:value-type="float" office:value="15750000" table:style-name="ce1">
            <text:p>15750000</text:p>
          </table:table-cell>
          <table:table-cell office:value-type="float" office:value="3.70501543363453" table:style-name="ce1">
            <text:p>3.705015434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4872551230968867E-2" table:formula="of:=[.F43]-[.G43]" table:style-name="ce1">
            <text:p>0.014872551</text:p>
          </table:table-cell>
          <table:table-cell office:value-type="float" office:value="2.2119278011779354E-4" table:formula="of:=[.H43]^2" table:style-name="ce1">
            <text:p>0.0002211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6500000</text:p>
          </table:table-cell>
          <table:table-cell office:value-type="float" office:value="3.7038524199653899" table:style-name="ce1">
            <text:p>3.70385242</text:p>
          </table:table-cell>
          <table:table-cell table:number-columns-repeated="2" table:style-name="ce1"/>
          <table:table-cell office:value-type="float" office:value="16125000" table:style-name="ce1">
            <text:p>16125000</text:p>
          </table:table-cell>
          <table:table-cell office:value-type="float" office:value="3.7058094823563499" table:style-name="ce1">
            <text:p>3.705809482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566659995278874E-2" table:formula="of:=[.F44]-[.G44]" table:style-name="ce1">
            <text:p>0.0156666</text:p>
          </table:table-cell>
          <table:table-cell office:value-type="float" office:value="2.4544235408072016E-4" table:formula="of:=[.H44]^2" table:style-name="ce1">
            <text:p>0.0002454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6875000</text:p>
          </table:table-cell>
          <table:table-cell office:value-type="float" office:value="3.70259234959215" table:style-name="ce1">
            <text:p>3.70259235</text:p>
          </table:table-cell>
          <table:table-cell table:number-columns-repeated="2" table:style-name="ce1"/>
          <table:table-cell office:value-type="float" office:value="16500000" table:style-name="ce1">
            <text:p>16500000</text:p>
          </table:table-cell>
          <table:table-cell office:value-type="float" office:value="3.7038524199653899" table:style-name="ce1">
            <text:p>3.70385242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37095375618288E-2" table:formula="of:=[.F45]-[.G45]" table:style-name="ce1">
            <text:p>0.013709538</text:p>
          </table:table-cell>
          <table:table-cell office:value-type="float" office:value="1.8795142015919474E-4" table:formula="of:=[.H45]^2" table:style-name="ce1">
            <text:p>0.0001879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7250000</text:p>
          </table:table-cell>
          <table:table-cell office:value-type="float" office:value="3.7071821794512299" table:style-name="ce1">
            <text:p>3.707182179</text:p>
          </table:table-cell>
          <table:table-cell table:number-columns-repeated="2" table:style-name="ce1"/>
          <table:table-cell office:value-type="float" office:value="16875000" table:style-name="ce1">
            <text:p>16875000</text:p>
          </table:table-cell>
          <table:table-cell office:value-type="float" office:value="3.70259234959215" table:style-name="ce1">
            <text:p>3.70259235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2449467188588859E-2" table:formula="of:=[.F46]-[.G46]" table:style-name="ce1">
            <text:p>0.012449467</text:p>
          </table:table-cell>
          <table:table-cell office:value-type="float" office:value="1.5498923327975057E-4" table:formula="of:=[.H46]^2" table:style-name="ce1">
            <text:p>0.000154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7625000</text:p>
          </table:table-cell>
          <table:table-cell office:value-type="float" office:value="3.7062959172953698" table:style-name="ce1">
            <text:p>3.706295917</text:p>
          </table:table-cell>
          <table:table-cell table:number-columns-repeated="2" table:style-name="ce1"/>
          <table:table-cell office:value-type="float" office:value="17250000" table:style-name="ce1">
            <text:p>17250000</text:p>
          </table:table-cell>
          <table:table-cell office:value-type="float" office:value="3.7071821794512299" table:style-name="ce1">
            <text:p>3.707182179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7039297047668711E-2" table:formula="of:=[.F47]-[.G47]" table:style-name="ce1">
            <text:p>0.017039297</text:p>
          </table:table-cell>
          <table:table-cell office:value-type="float" office:value="2.9033764387869168E-4" table:formula="of:=[.H47]^2" table:style-name="ce1">
            <text:p>0.00029033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8000000</text:p>
          </table:table-cell>
          <table:table-cell office:value-type="float" office:value="3.70493691386263" table:style-name="ce1">
            <text:p>3.704936914</text:p>
          </table:table-cell>
          <table:table-cell table:number-columns-repeated="2" table:style-name="ce1"/>
          <table:table-cell office:value-type="float" office:value="17625000" table:style-name="ce1">
            <text:p>17625000</text:p>
          </table:table-cell>
          <table:table-cell office:value-type="float" office:value="3.7062959172953698" table:style-name="ce1">
            <text:p>3.706295917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6153034891808637E-2" table:formula="of:=[.F48]-[.G48]" table:style-name="ce1">
            <text:p>0.016153035</text:p>
          </table:table-cell>
          <table:table-cell office:value-type="float" office:value="2.6092053621598729E-4" table:formula="of:=[.H48]^2" table:style-name="ce1">
            <text:p>0.0002609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8375000</text:p>
          </table:table-cell>
          <table:table-cell office:value-type="float" office:value="3.7033455442561198" table:style-name="ce1">
            <text:p>3.703345544</text:p>
          </table:table-cell>
          <table:table-cell table:number-columns-repeated="2" table:style-name="ce1"/>
          <table:table-cell office:value-type="float" office:value="18000000" table:style-name="ce1">
            <text:p>18000000</text:p>
          </table:table-cell>
          <table:table-cell office:value-type="float" office:value="3.70493691386263" table:style-name="ce1">
            <text:p>3.704936914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4794031459068879E-2" table:formula="of:=[.F49]-[.G49]" table:style-name="ce1">
            <text:p>0.014794031</text:p>
          </table:table-cell>
          <table:table-cell office:value-type="float" office:value="2.1886336681191967E-4" table:formula="of:=[.H49]^2" table:style-name="ce1">
            <text:p>0.0002188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8750000</text:p>
          </table:table-cell>
          <table:table-cell office:value-type="float" office:value="3.7062241979542101" table:style-name="ce1">
            <text:p>3.706224198</text:p>
          </table:table-cell>
          <table:table-cell table:number-columns-repeated="2" table:style-name="ce1"/>
          <table:table-cell office:value-type="float" office:value="18375000" table:style-name="ce1">
            <text:p>18375000</text:p>
          </table:table-cell>
          <table:table-cell office:value-type="float" office:value="3.7033455442561198" table:style-name="ce1">
            <text:p>3.703345544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3202661852558695E-2" table:formula="of:=[.F50]-[.G50]" table:style-name="ce1">
            <text:p>0.013202662</text:p>
          </table:table-cell>
          <table:table-cell office:value-type="float" office:value="1.7431027999300857E-4" table:formula="of:=[.H50]^2" table:style-name="ce1">
            <text:p>0.000174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9125000</text:p>
          </table:table-cell>
          <table:table-cell office:value-type="float" office:value="3.7053686654820899" table:style-name="ce1">
            <text:p>3.705368665</text:p>
          </table:table-cell>
          <table:table-cell table:number-columns-repeated="2" table:style-name="ce1"/>
          <table:table-cell office:value-type="float" office:value="18750000" table:style-name="ce1">
            <text:p>18750000</text:p>
          </table:table-cell>
          <table:table-cell office:value-type="float" office:value="3.7062241979542101" table:style-name="ce1">
            <text:p>3.70622419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6081315550648956E-2" table:formula="of:=[.F51]-[.G51]" table:style-name="ce1">
            <text:p>0.016081316</text:p>
          </table:table-cell>
          <table:table-cell office:value-type="float" office:value="2.5860870983954393E-4" table:formula="of:=[.H51]^2" table:style-name="ce1">
            <text:p>0.0002586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9500000</text:p>
          </table:table-cell>
          <table:table-cell office:value-type="float" office:value="3.7032008575845201" table:style-name="ce1">
            <text:p>3.703200858</text:p>
          </table:table-cell>
          <table:table-cell table:number-columns-repeated="2" table:style-name="ce1"/>
          <table:table-cell office:value-type="float" office:value="19125000" table:style-name="ce1">
            <text:p>19125000</text:p>
          </table:table-cell>
          <table:table-cell office:value-type="float" office:value="3.7053686654820899" table:style-name="ce1">
            <text:p>3.705368665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5225783078528732E-2" table:formula="of:=[.F52]-[.G52]" table:style-name="ce1">
            <text:p>0.015225783</text:p>
          </table:table-cell>
          <table:table-cell office:value-type="float" office:value="2.3182447035441185E-4" table:formula="of:=[.H52]^2" table:style-name="ce1">
            <text:p>0.0002318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19875000</text:p>
          </table:table-cell>
          <table:table-cell office:value-type="float" office:value="3.7084713163803298" table:style-name="ce1">
            <text:p>3.708471316</text:p>
          </table:table-cell>
          <table:table-cell table:number-columns-repeated="2" table:style-name="ce1"/>
          <table:table-cell office:value-type="float" office:value="19500000" table:style-name="ce1">
            <text:p>19500000</text:p>
          </table:table-cell>
          <table:table-cell office:value-type="float" office:value="3.7032008575845201" table:style-name="ce1">
            <text:p>3.70320085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3057975180958969E-2" table:formula="of:=[.F53]-[.G53]" table:style-name="ce1">
            <text:p>0.013057975</text:p>
          </table:table-cell>
          <table:table-cell office:value-type="float" office:value="1.7051071582654042E-4" table:formula="of:=[.H53]^2" table:style-name="ce1">
            <text:p>0.0001705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0250000</text:p>
          </table:table-cell>
          <table:table-cell office:value-type="float" office:value="3.7070002481153299" table:style-name="ce1">
            <text:p>3.707000248</text:p>
          </table:table-cell>
          <table:table-cell table:number-columns-repeated="2" table:style-name="ce1"/>
          <table:table-cell office:value-type="float" office:value="19875000" table:style-name="ce1">
            <text:p>19875000</text:p>
          </table:table-cell>
          <table:table-cell office:value-type="float" office:value="3.7084713163803298" table:style-name="ce1">
            <text:p>3.708471316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8328433976768643E-2" table:formula="of:=[.F54]-[.G54]" table:style-name="ce1">
            <text:p>0.018328434</text:p>
          </table:table-cell>
          <table:table-cell office:value-type="float" office:value="3.3593149204076721E-4" table:formula="of:=[.H54]^2" table:style-name="ce1">
            <text:p>0.0003359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0625000</text:p>
          </table:table-cell>
          <table:table-cell office:value-type="float" office:value="3.70474769245024" table:style-name="ce1">
            <text:p>3.704747692</text:p>
          </table:table-cell>
          <table:table-cell table:number-columns-repeated="2" table:style-name="ce1"/>
          <table:table-cell office:value-type="float" office:value="20250000" table:style-name="ce1">
            <text:p>20250000</text:p>
          </table:table-cell>
          <table:table-cell office:value-type="float" office:value="3.7070002481153299" table:style-name="ce1">
            <text:p>3.70700024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6857365711768768E-2" table:formula="of:=[.F55]-[.G55]" table:style-name="ce1">
            <text:p>0.016857366</text:p>
          </table:table-cell>
          <table:table-cell office:value-type="float" office:value="2.8417077874031733E-4" table:formula="of:=[.H55]^2" table:style-name="ce1">
            <text:p>0.0002841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1000000</text:p>
          </table:table-cell>
          <table:table-cell office:value-type="float" office:value="3.7033908286611901" table:style-name="ce1">
            <text:p>3.703390829</text:p>
          </table:table-cell>
          <table:table-cell table:number-columns-repeated="2" table:style-name="ce1"/>
          <table:table-cell office:value-type="float" office:value="20625000" table:style-name="ce1">
            <text:p>20625000</text:p>
          </table:table-cell>
          <table:table-cell office:value-type="float" office:value="3.70474769245024" table:style-name="ce1">
            <text:p>3.704747692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4604810046678907E-2" table:formula="of:=[.F56]-[.G56]" table:style-name="ce1">
            <text:p>0.01460481</text:p>
          </table:table-cell>
          <table:table-cell office:value-type="float" office:value="2.1330047649957312E-4" table:formula="of:=[.H56]^2" table:style-name="ce1">
            <text:p>0.00021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1375000</text:p>
          </table:table-cell>
          <table:table-cell office:value-type="float" office:value="3.7054102866766598" table:style-name="ce1">
            <text:p>3.705410287</text:p>
          </table:table-cell>
          <table:table-cell table:number-columns-repeated="2" table:style-name="ce1"/>
          <table:table-cell office:value-type="float" office:value="21000000" table:style-name="ce1">
            <text:p>21000000</text:p>
          </table:table-cell>
          <table:table-cell office:value-type="float" office:value="3.7033908286611901" table:style-name="ce1">
            <text:p>3.703390829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3247946257628929E-2" table:formula="of:=[.F57]-[.G57]" table:style-name="ce1">
            <text:p>0.013247946</text:p>
          </table:table-cell>
          <table:table-cell office:value-type="float" office:value="1.7550808004502435E-4" table:formula="of:=[.H57]^2" table:style-name="ce1">
            <text:p>0.0001755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1750000</text:p>
          </table:table-cell>
          <table:table-cell office:value-type="float" office:value="3.70149686062509" table:style-name="ce1">
            <text:p>3.701496861</text:p>
          </table:table-cell>
          <table:table-cell table:number-columns-repeated="2" table:style-name="ce1"/>
          <table:table-cell office:value-type="float" office:value="21375000" table:style-name="ce1">
            <text:p>21375000</text:p>
          </table:table-cell>
          <table:table-cell office:value-type="float" office:value="3.7054102866766598" table:style-name="ce1">
            <text:p>3.705410287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5267404273098695E-2" table:formula="of:=[.F58]-[.G58]" table:style-name="ce1">
            <text:p>0.015267404</text:p>
          </table:table-cell>
          <table:table-cell office:value-type="float" office:value="2.3309363323823228E-4" table:formula="of:=[.H58]^2" table:style-name="ce1">
            <text:p>0.0002330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2125000</text:p>
          </table:table-cell>
          <table:table-cell office:value-type="float" office:value="3.69385979592125" table:style-name="ce1">
            <text:p>3.693859796</text:p>
          </table:table-cell>
          <table:table-cell table:number-columns-repeated="2" table:style-name="ce1"/>
          <table:table-cell office:value-type="float" office:value="21750000" table:style-name="ce1">
            <text:p>21750000</text:p>
          </table:table-cell>
          <table:table-cell office:value-type="float" office:value="3.70149686062509" table:style-name="ce1">
            <text:p>3.70149686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1.1353978221528838E-2" table:formula="of:=[.F59]-[.G59]" table:style-name="ce1">
            <text:p>0.011353978</text:p>
          </table:table-cell>
          <table:table-cell office:value-type="float" office:value="1.2891282145495114E-4" table:formula="of:=[.H59]^2" table:style-name="ce1">
            <text:p>0.0001289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2500000</text:p>
          </table:table-cell>
          <table:table-cell office:value-type="float" office:value="3.69351391128472" table:style-name="ce1">
            <text:p>3.693513911</text:p>
          </table:table-cell>
          <table:table-cell table:number-columns-repeated="2" table:style-name="ce1"/>
          <table:table-cell office:value-type="float" office:value="22125000" table:style-name="ce1">
            <text:p>22125000</text:p>
          </table:table-cell>
          <table:table-cell office:value-type="float" office:value="3.69385979592125" table:style-name="ce1">
            <text:p>3.693859796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3.7169135176888801E-3" table:formula="of:=[.F60]-[.G60]" table:style-name="ce1">
            <text:p>0.003716914</text:p>
          </table:table-cell>
          <table:table-cell office:value-type="float" office:value="1.3815446097978324E-5" table:formula="of:=[.H60]^2" table:style-name="ce1">
            <text:p>1.38154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2875000</text:p>
          </table:table-cell>
          <table:table-cell office:value-type="float" office:value="3.68842602408556" table:style-name="ce1">
            <text:p>3.688426024</text:p>
          </table:table-cell>
          <table:table-cell table:number-columns-repeated="2" table:style-name="ce1"/>
          <table:table-cell office:value-type="float" office:value="22500000" table:style-name="ce1">
            <text:p>22500000</text:p>
          </table:table-cell>
          <table:table-cell office:value-type="float" office:value="3.69351391128472" table:style-name="ce1">
            <text:p>3.69351391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3.3710288811588107E-3" table:formula="of:=[.F61]-[.G61]" table:style-name="ce1">
            <text:p>0.003371029</text:p>
          </table:table-cell>
          <table:table-cell office:value-type="float" office:value="1.1363835717606823E-5" table:formula="of:=[.H61]^2" table:style-name="ce1">
            <text:p>1.13638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3250000</text:p>
          </table:table-cell>
          <table:table-cell office:value-type="float" office:value="3.6856138815125501" table:style-name="ce1">
            <text:p>3.685613882</text:p>
          </table:table-cell>
          <table:table-cell table:number-columns-repeated="2" table:style-name="ce1"/>
          <table:table-cell office:value-type="float" office:value="22875000" table:style-name="ce1">
            <text:p>22875000</text:p>
          </table:table-cell>
          <table:table-cell office:value-type="float" office:value="3.68842602408556" table:style-name="ce1">
            <text:p>3.688426024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1.7168583180011687E-3" table:formula="of:=[.F62]-[.G62]" table:style-name="ce1">
            <text:p>-0.001716858</text:p>
          </table:table-cell>
          <table:table-cell office:value-type="float" office:value="2.9476024840898021E-6" table:formula="of:=[.H62]^2" table:style-name="ce1">
            <text:p>2.9476E-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3625000</text:p>
          </table:table-cell>
          <table:table-cell office:value-type="float" office:value="3.6858031047259798" table:style-name="ce1">
            <text:p>3.685803105</text:p>
          </table:table-cell>
          <table:table-cell table:number-columns-repeated="2" table:style-name="ce1"/>
          <table:table-cell office:value-type="float" office:value="23250000" table:style-name="ce1">
            <text:p>23250000</text:p>
          </table:table-cell>
          <table:table-cell office:value-type="float" office:value="3.6856138815125501" table:style-name="ce1">
            <text:p>3.685613882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529000891011048E-3" table:formula="of:=[.F63]-[.G63]" table:style-name="ce1">
            <text:p>-0.004529001</text:p>
          </table:table-cell>
          <table:table-cell office:value-type="float" office:value="2.0511849070778866E-5" table:formula="of:=[.H63]^2" table:style-name="ce1">
            <text:p>2.05118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4000000</text:p>
          </table:table-cell>
          <table:table-cell office:value-type="float" office:value="3.6854529251830099" table:style-name="ce1">
            <text:p>3.685452925</text:p>
          </table:table-cell>
          <table:table-cell table:number-columns-repeated="2" table:style-name="ce1"/>
          <table:table-cell office:value-type="float" office:value="23625000" table:style-name="ce1">
            <text:p>23625000</text:p>
          </table:table-cell>
          <table:table-cell office:value-type="float" office:value="3.6858031047259798" table:style-name="ce1">
            <text:p>3.685803105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3397776775813135E-3" table:formula="of:=[.F64]-[.G64]" table:style-name="ce1">
            <text:p>-0.004339778</text:p>
          </table:table-cell>
          <table:table-cell office:value-type="float" office:value="1.8833670290833059E-5" table:formula="of:=[.H64]^2" table:style-name="ce1">
            <text:p>1.88337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4375000</text:p>
          </table:table-cell>
          <table:table-cell office:value-type="float" office:value="3.68943433853241" table:style-name="ce1">
            <text:p>3.689434339</text:p>
          </table:table-cell>
          <table:table-cell table:number-columns-repeated="2" table:style-name="ce1"/>
          <table:table-cell office:value-type="float" office:value="24000000" table:style-name="ce1">
            <text:p>24000000</text:p>
          </table:table-cell>
          <table:table-cell office:value-type="float" office:value="3.6854529251830099" table:style-name="ce1">
            <text:p>3.685452925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6899572205512108E-3" table:formula="of:=[.F65]-[.G65]" table:style-name="ce1">
            <text:p>-0.004689957</text:p>
          </table:table-cell>
          <table:table-cell office:value-type="float" office:value="2.199569873060044E-5" table:formula="of:=[.H65]^2" table:style-name="ce1">
            <text:p>2.19957E-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4750000</text:p>
          </table:table-cell>
          <table:table-cell office:value-type="float" office:value="3.68865292100734" table:style-name="ce1">
            <text:p>3.688652921</text:p>
          </table:table-cell>
          <table:table-cell table:number-columns-repeated="2" table:style-name="ce1"/>
          <table:table-cell office:value-type="float" office:value="24375000" table:style-name="ce1">
            <text:p>24375000</text:p>
          </table:table-cell>
          <table:table-cell office:value-type="float" office:value="3.68943433853241" table:style-name="ce1">
            <text:p>3.689434339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7.0854387115115713E-4" table:formula="of:=[.F66]-[.G66]" table:style-name="ce1">
            <text:p>-0.000708544</text:p>
          </table:table-cell>
          <table:table-cell office:value-type="float" office:value="5.0203441734586752E-7" table:formula="of:=[.H66]^2" table:style-name="ce1">
            <text:p>5.02034E-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5125000</text:p>
          </table:table-cell>
          <table:table-cell office:value-type="float" office:value="3.6769376531420699" table:style-name="ce1">
            <text:p>3.676937653</text:p>
          </table:table-cell>
          <table:table-cell table:number-columns-repeated="2" table:style-name="ce1"/>
          <table:table-cell office:value-type="float" office:value="24750000" table:style-name="ce1">
            <text:p>24750000</text:p>
          </table:table-cell>
          <table:table-cell office:value-type="float" office:value="3.68865292100734" table:style-name="ce1">
            <text:p>3.68865292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1.4899613962211511E-3" table:formula="of:=[.F67]-[.G67]" table:style-name="ce1">
            <text:p>-0.001489961</text:p>
          </table:table-cell>
          <table:table-cell office:value-type="float" office:value="2.2199849622292819E-6" table:formula="of:=[.H67]^2" table:style-name="ce1">
            <text:p>2.21998E-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5500000</text:p>
          </table:table-cell>
          <table:table-cell office:value-type="float" office:value="3.67474996040146" table:style-name="ce1">
            <text:p>3.67474996</text:p>
          </table:table-cell>
          <table:table-cell table:number-columns-repeated="2" table:style-name="ce1"/>
          <table:table-cell office:value-type="float" office:value="25125000" table:style-name="ce1">
            <text:p>25125000</text:p>
          </table:table-cell>
          <table:table-cell office:value-type="float" office:value="3.6769376531420699" table:style-name="ce1">
            <text:p>3.676937653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1.3205229261491258E-2" table:formula="of:=[.F68]-[.G68]" table:style-name="ce1">
            <text:p>-0.013205229</text:p>
          </table:table-cell>
          <table:table-cell office:value-type="float" office:value="1.7437807984854495E-4" table:formula="of:=[.H68]^2" table:style-name="ce1">
            <text:p>0.0001743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5875000</text:p>
          </table:table-cell>
          <table:table-cell office:value-type="float" office:value="3.6666719612861298" table:style-name="ce1">
            <text:p>3.666671961</text:p>
          </table:table-cell>
          <table:table-cell table:number-columns-repeated="2" table:style-name="ce1"/>
          <table:table-cell office:value-type="float" office:value="25500000" table:style-name="ce1">
            <text:p>25500000</text:p>
          </table:table-cell>
          <table:table-cell office:value-type="float" office:value="3.67474996040146" table:style-name="ce1">
            <text:p>3.67474996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1.5392922002101184E-2" table:formula="of:=[.F69]-[.G69]" table:style-name="ce1">
            <text:p>-0.015392922</text:p>
          </table:table-cell>
          <table:table-cell office:value-type="float" office:value="2.369420477627707E-4" table:formula="of:=[.H69]^2" table:style-name="ce1">
            <text:p>0.0002369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6250000</text:p>
          </table:table-cell>
          <table:table-cell office:value-type="float" office:value="3.6616581609879302" table:style-name="ce1">
            <text:p>3.661658161</text:p>
          </table:table-cell>
          <table:table-cell table:number-columns-repeated="2" table:style-name="ce1"/>
          <table:table-cell office:value-type="float" office:value="25875000" table:style-name="ce1">
            <text:p>25875000</text:p>
          </table:table-cell>
          <table:table-cell office:value-type="float" office:value="3.6666719612861298" table:style-name="ce1">
            <text:p>3.66667196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2.347092111743132E-2" table:formula="of:=[.F70]-[.G70]" table:style-name="ce1">
            <text:p>-0.023470921</text:p>
          </table:table-cell>
          <table:table-cell office:value-type="float" office:value="5.5088413810068352E-4" table:formula="of:=[.H70]^2" table:style-name="ce1">
            <text:p>0.0005508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6625000</text:p>
          </table:table-cell>
          <table:table-cell office:value-type="float" office:value="3.6569284204369898" table:style-name="ce1">
            <text:p>3.65692842</text:p>
          </table:table-cell>
          <table:table-cell table:number-columns-repeated="2" table:style-name="ce1"/>
          <table:table-cell office:value-type="float" office:value="26250000" table:style-name="ce1">
            <text:p>26250000</text:p>
          </table:table-cell>
          <table:table-cell office:value-type="float" office:value="3.6616581609879302" table:style-name="ce1">
            <text:p>3.66165816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2.8484721415630965E-2" table:formula="of:=[.F71]-[.G71]" table:style-name="ce1">
            <text:p>-0.028484721</text:p>
          </table:table-cell>
          <table:table-cell office:value-type="float" office:value="8.1137935412610527E-4" table:formula="of:=[.H71]^2" table:style-name="ce1">
            <text:p>0.0008113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7000000</text:p>
          </table:table-cell>
          <table:table-cell office:value-type="float" office:value="3.6529457841471098" table:style-name="ce1">
            <text:p>3.652945784</text:p>
          </table:table-cell>
          <table:table-cell table:number-columns-repeated="2" table:style-name="ce1"/>
          <table:table-cell office:value-type="float" office:value="26625000" table:style-name="ce1">
            <text:p>26625000</text:p>
          </table:table-cell>
          <table:table-cell office:value-type="float" office:value="3.6569284204369898" table:style-name="ce1">
            <text:p>3.65692842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3.3214461966571296E-2" table:formula="of:=[.F72]-[.G72]" table:style-name="ce1">
            <text:p>-0.033214462</text:p>
          </table:table-cell>
          <table:table-cell office:value-type="float" office:value="1.1032004837288111E-3" table:formula="of:=[.H72]^2" table:style-name="ce1">
            <text:p>0.00110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7375000</text:p>
          </table:table-cell>
          <table:table-cell office:value-type="float" office:value="3.6538697379312501" table:style-name="ce1">
            <text:p>3.653869738</text:p>
          </table:table-cell>
          <table:table-cell table:number-columns-repeated="2" table:style-name="ce1"/>
          <table:table-cell office:value-type="float" office:value="27000000" table:style-name="ce1">
            <text:p>27000000</text:p>
          </table:table-cell>
          <table:table-cell office:value-type="float" office:value="3.6529457841471098" table:style-name="ce1">
            <text:p>3.652945784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3.7197098256451344E-2" table:formula="of:=[.F73]-[.G73]" table:style-name="ce1">
            <text:p>-0.037197098</text:p>
          </table:table-cell>
          <table:table-cell office:value-type="float" office:value="1.3836241187000957E-3" table:formula="of:=[.H73]^2" table:style-name="ce1">
            <text:p>0.0013836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7750000</text:p>
          </table:table-cell>
          <table:table-cell office:value-type="float" office:value="3.65394295090341" table:style-name="ce1">
            <text:p>3.653942951</text:p>
          </table:table-cell>
          <table:table-cell table:number-columns-repeated="2" table:style-name="ce1"/>
          <table:table-cell office:value-type="float" office:value="27375000" table:style-name="ce1">
            <text:p>27375000</text:p>
          </table:table-cell>
          <table:table-cell office:value-type="float" office:value="3.6538697379312501" table:style-name="ce1">
            <text:p>3.65386973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3.6273144472311003E-2" table:formula="of:=[.F74]-[.G74]" table:style-name="ce1">
            <text:p>-0.036273144</text:p>
          </table:table-cell>
          <table:table-cell office:value-type="float" office:value="1.3157410099091462E-3" table:formula="of:=[.H74]^2" table:style-name="ce1">
            <text:p>0.00131574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8125000</text:p>
          </table:table-cell>
          <table:table-cell office:value-type="float" office:value="3.6518984793718898" table:style-name="ce1">
            <text:p>3.651898479</text:p>
          </table:table-cell>
          <table:table-cell table:number-columns-repeated="2" table:style-name="ce1"/>
          <table:table-cell office:value-type="float" office:value="27750000" table:style-name="ce1">
            <text:p>27750000</text:p>
          </table:table-cell>
          <table:table-cell office:value-type="float" office:value="3.65394295090341" table:style-name="ce1">
            <text:p>3.65394295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3.6199931500151106E-2" table:formula="of:=[.F75]-[.G75]" table:style-name="ce1">
            <text:p>-0.036199932</text:p>
          </table:table-cell>
          <table:table-cell office:value-type="float" office:value="1.3104350406156324E-3" table:formula="of:=[.H75]^2" table:style-name="ce1">
            <text:p>0.0013104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8500000</text:p>
          </table:table-cell>
          <table:table-cell office:value-type="float" office:value="3.6480938900387501" table:style-name="ce1">
            <text:p>3.64809389</text:p>
          </table:table-cell>
          <table:table-cell table:number-columns-repeated="2" table:style-name="ce1"/>
          <table:table-cell office:value-type="float" office:value="28125000" table:style-name="ce1">
            <text:p>28125000</text:p>
          </table:table-cell>
          <table:table-cell office:value-type="float" office:value="3.6518984793718898" table:style-name="ce1">
            <text:p>3.651898479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3.8244403031671315E-2" table:formula="of:=[.F76]-[.G76]" table:style-name="ce1">
            <text:p>-0.038244403</text:p>
          </table:table-cell>
          <table:table-cell office:value-type="float" office:value="1.4626343632489101E-3" table:formula="of:=[.H76]^2" table:style-name="ce1">
            <text:p>0.0014626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8875000</text:p>
          </table:table-cell>
          <table:table-cell office:value-type="float" office:value="3.6469839332771601" table:style-name="ce1">
            <text:p>3.646983933</text:p>
          </table:table-cell>
          <table:table-cell table:number-columns-repeated="2" table:style-name="ce1"/>
          <table:table-cell office:value-type="float" office:value="28500000" table:style-name="ce1">
            <text:p>28500000</text:p>
          </table:table-cell>
          <table:table-cell office:value-type="float" office:value="3.6480938900387501" table:style-name="ce1">
            <text:p>3.64809389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2048992364811077E-2" table:formula="of:=[.F77]-[.G77]" table:style-name="ce1">
            <text:p>-0.042048992</text:p>
          </table:table-cell>
          <table:table-cell office:value-type="float" office:value="1.7681177588959403E-3" table:formula="of:=[.H77]^2" table:style-name="ce1">
            <text:p>0.0017681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9250000</text:p>
          </table:table-cell>
          <table:table-cell office:value-type="float" office:value="3.6466892438268901" table:style-name="ce1">
            <text:p>3.646689244</text:p>
          </table:table-cell>
          <table:table-cell table:number-columns-repeated="2" table:style-name="ce1"/>
          <table:table-cell office:value-type="float" office:value="28875000" table:style-name="ce1">
            <text:p>28875000</text:p>
          </table:table-cell>
          <table:table-cell office:value-type="float" office:value="3.6469839332771601" table:style-name="ce1">
            <text:p>3.646983933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3158949126401058E-2" table:formula="of:=[.F78]-[.G78]" table:style-name="ce1">
            <text:p>-0.043158949</text:p>
          </table:table-cell>
          <table:table-cell office:value-type="float" office:value="1.8626948896952747E-3" table:formula="of:=[.H78]^2" table:style-name="ce1">
            <text:p>0.0018626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29625000</text:p>
          </table:table-cell>
          <table:table-cell office:value-type="float" office:value="3.6434892218667398" table:style-name="ce1">
            <text:p>3.643489222</text:p>
          </table:table-cell>
          <table:table-cell table:number-columns-repeated="2" table:style-name="ce1"/>
          <table:table-cell office:value-type="float" office:value="29250000" table:style-name="ce1">
            <text:p>29250000</text:p>
          </table:table-cell>
          <table:table-cell office:value-type="float" office:value="3.6466892438268901" table:style-name="ce1">
            <text:p>3.646689244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3453638576671061E-2" table:formula="of:=[.F79]-[.G79]" table:style-name="ce1">
            <text:p>-0.043453639</text:p>
          </table:table-cell>
          <table:table-cell office:value-type="float" office:value="1.8882187055519553E-3" table:formula="of:=[.H79]^2" table:style-name="ce1">
            <text:p>0.0018882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0000000</text:p>
          </table:table-cell>
          <table:table-cell office:value-type="float" office:value="3.6393508505390901" table:style-name="ce1">
            <text:p>3.639350851</text:p>
          </table:table-cell>
          <table:table-cell table:number-columns-repeated="2" table:style-name="ce1"/>
          <table:table-cell office:value-type="float" office:value="29625000" table:style-name="ce1">
            <text:p>29625000</text:p>
          </table:table-cell>
          <table:table-cell office:value-type="float" office:value="3.6434892218667398" table:style-name="ce1">
            <text:p>3.643489222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6653660536821295E-2" table:formula="of:=[.F80]-[.G80]" table:style-name="ce1">
            <text:p>-0.046653661</text:p>
          </table:table-cell>
          <table:table-cell office:value-type="float" office:value="2.1765640414849567E-3" table:formula="of:=[.H80]^2" table:style-name="ce1">
            <text:p>0.0021765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0375000</text:p>
          </table:table-cell>
          <table:table-cell office:value-type="float" office:value="3.63789847779042" table:style-name="ce1">
            <text:p>3.637898478</text:p>
          </table:table-cell>
          <table:table-cell table:number-columns-repeated="2" table:style-name="ce1"/>
          <table:table-cell office:value-type="float" office:value="30000000" table:style-name="ce1">
            <text:p>30000000</text:p>
          </table:table-cell>
          <table:table-cell office:value-type="float" office:value="3.6393508505390901" table:style-name="ce1">
            <text:p>3.63935085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5.079203186447101E-2" table:formula="of:=[.F81]-[.G81]" table:style-name="ce1">
            <text:p>-0.050792032</text:p>
          </table:table-cell>
          <table:table-cell office:value-type="float" office:value="2.5798305009214384E-3" table:formula="of:=[.H81]^2" table:style-name="ce1">
            <text:p>0.0025798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0750000</text:p>
          </table:table-cell>
          <table:table-cell office:value-type="float" office:value="3.6406712030886701" table:style-name="ce1">
            <text:p>3.640671203</text:p>
          </table:table-cell>
          <table:table-cell table:number-columns-repeated="2" table:style-name="ce1"/>
          <table:table-cell office:value-type="float" office:value="30375000" table:style-name="ce1">
            <text:p>30375000</text:p>
          </table:table-cell>
          <table:table-cell office:value-type="float" office:value="3.63789847779042" table:style-name="ce1">
            <text:p>3.63789847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5.2244404613141171E-2" table:formula="of:=[.F82]-[.G82]" table:style-name="ce1">
            <text:p>-0.052244405</text:p>
          </table:table-cell>
          <table:table-cell office:value-type="float" office:value="2.7294778133816065E-3" table:formula="of:=[.H82]^2" table:style-name="ce1">
            <text:p>0.0027294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1125000</text:p>
          </table:table-cell>
          <table:table-cell office:value-type="float" office:value="3.6417433523531701" table:style-name="ce1">
            <text:p>3.641743352</text:p>
          </table:table-cell>
          <table:table-cell table:number-columns-repeated="2" table:style-name="ce1"/>
          <table:table-cell office:value-type="float" office:value="30750000" table:style-name="ce1">
            <text:p>30750000</text:p>
          </table:table-cell>
          <table:table-cell office:value-type="float" office:value="3.6406712030886701" table:style-name="ce1">
            <text:p>3.640671203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9471679314891048E-2" table:formula="of:=[.F83]-[.G83]" table:style-name="ce1">
            <text:p>-0.049471679</text:p>
          </table:table-cell>
          <table:table-cell office:value-type="float" office:value="2.4474470542354188E-3" table:formula="of:=[.H83]^2" table:style-name="ce1">
            <text:p>0.0024474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1500000</text:p>
          </table:table-cell>
          <table:table-cell office:value-type="float" office:value="3.6436964580737898" table:style-name="ce1">
            <text:p>3.643696458</text:p>
          </table:table-cell>
          <table:table-cell table:number-columns-repeated="2" table:style-name="ce1"/>
          <table:table-cell office:value-type="float" office:value="31125000" table:style-name="ce1">
            <text:p>31125000</text:p>
          </table:table-cell>
          <table:table-cell office:value-type="float" office:value="3.6417433523531701" table:style-name="ce1">
            <text:p>3.641743352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8399530050390993E-2" table:formula="of:=[.F84]-[.G84]" table:style-name="ce1">
            <text:p>-0.04839953</text:p>
          </table:table-cell>
          <table:table-cell office:value-type="float" office:value="2.3425145090987007E-3" table:formula="of:=[.H84]^2" table:style-name="ce1">
            <text:p>0.0023425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1875000</text:p>
          </table:table-cell>
          <table:table-cell office:value-type="float" office:value="3.6426407055537999" table:style-name="ce1">
            <text:p>3.642640706</text:p>
          </table:table-cell>
          <table:table-cell table:number-columns-repeated="2" table:style-name="ce1"/>
          <table:table-cell office:value-type="float" office:value="31500000" table:style-name="ce1">
            <text:p>31500000</text:p>
          </table:table-cell>
          <table:table-cell office:value-type="float" office:value="3.6436964580737898" table:style-name="ce1">
            <text:p>3.64369645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6446424329771308E-2" table:formula="of:=[.F85]-[.G85]" table:style-name="ce1">
            <text:p>-0.046446424</text:p>
          </table:table-cell>
          <table:table-cell office:value-type="float" office:value="2.157270333021172E-3" table:formula="of:=[.H85]^2" table:style-name="ce1">
            <text:p>0.002157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2250000</text:p>
          </table:table-cell>
          <table:table-cell office:value-type="float" office:value="3.6442212962073799" table:style-name="ce1">
            <text:p>3.644221296</text:p>
          </table:table-cell>
          <table:table-cell table:number-columns-repeated="2" table:style-name="ce1"/>
          <table:table-cell office:value-type="float" office:value="31875000" table:style-name="ce1">
            <text:p>31875000</text:p>
          </table:table-cell>
          <table:table-cell office:value-type="float" office:value="3.6426407055537999" table:style-name="ce1">
            <text:p>3.642640706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7502176849761213E-2" table:formula="of:=[.F86]-[.G86]" table:style-name="ce1">
            <text:p>-0.047502177</text:p>
          </table:table-cell>
          <table:table-cell office:value-type="float" office:value="2.2564568054659899E-3" table:formula="of:=[.H86]^2" table:style-name="ce1">
            <text:p>0.0022564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2625000</text:p>
          </table:table-cell>
          <table:table-cell office:value-type="float" office:value="3.6452865936838701" table:style-name="ce1">
            <text:p>3.645286594</text:p>
          </table:table-cell>
          <table:table-cell table:number-columns-repeated="2" table:style-name="ce1"/>
          <table:table-cell office:value-type="float" office:value="32250000" table:style-name="ce1">
            <text:p>32250000</text:p>
          </table:table-cell>
          <table:table-cell office:value-type="float" office:value="3.6442212962073799" table:style-name="ce1">
            <text:p>3.644221296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5921586196181252E-2" table:formula="of:=[.F87]-[.G87]" table:style-name="ce1">
            <text:p>-0.045921586</text:p>
          </table:table-cell>
          <table:table-cell office:value-type="float" office:value="2.1087920787733047E-3" table:formula="of:=[.H87]^2" table:style-name="ce1">
            <text:p>0.0021087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3000000</text:p>
          </table:table-cell>
          <table:table-cell office:value-type="float" office:value="3.6471016052419198" table:style-name="ce1">
            <text:p>3.647101605</text:p>
          </table:table-cell>
          <table:table-cell table:number-columns-repeated="2" table:style-name="ce1"/>
          <table:table-cell office:value-type="float" office:value="32625000" table:style-name="ce1">
            <text:p>32625000</text:p>
          </table:table-cell>
          <table:table-cell office:value-type="float" office:value="3.6452865936838701" table:style-name="ce1">
            <text:p>3.645286594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4856288719691051E-2" table:formula="of:=[.F88]-[.G88]" table:style-name="ce1">
            <text:p>-0.044856289</text:p>
          </table:table-cell>
          <table:table-cell office:value-type="float" office:value="2.0120866377042828E-3" table:formula="of:=[.H88]^2" table:style-name="ce1">
            <text:p>0.0020120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3375000</text:p>
          </table:table-cell>
          <table:table-cell office:value-type="float" office:value="3.64606671725423" table:style-name="ce1">
            <text:p>3.646066717</text:p>
          </table:table-cell>
          <table:table-cell table:number-columns-repeated="2" table:style-name="ce1"/>
          <table:table-cell office:value-type="float" office:value="33000000" table:style-name="ce1">
            <text:p>33000000</text:p>
          </table:table-cell>
          <table:table-cell office:value-type="float" office:value="3.6471016052419198" table:style-name="ce1">
            <text:p>3.647101605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30412771616413E-2" table:formula="of:=[.F89]-[.G89]" table:style-name="ce1">
            <text:p>-0.043041277</text:p>
          </table:table-cell>
          <table:table-cell office:value-type="float" office:value="1.852551539705225E-3" table:formula="of:=[.H89]^2" table:style-name="ce1">
            <text:p>0.0018525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3750000</text:p>
          </table:table-cell>
          <table:table-cell office:value-type="float" office:value="3.6457407579686598" table:style-name="ce1">
            <text:p>3.645740758</text:p>
          </table:table-cell>
          <table:table-cell table:number-columns-repeated="2" table:style-name="ce1"/>
          <table:table-cell office:value-type="float" office:value="33375000" table:style-name="ce1">
            <text:p>33375000</text:p>
          </table:table-cell>
          <table:table-cell office:value-type="float" office:value="3.64606671725423" table:style-name="ce1">
            <text:p>3.646066717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4076165149331104E-2" table:formula="of:=[.F90]-[.G90]" table:style-name="ce1">
            <text:p>-0.044076165</text:p>
          </table:table-cell>
          <table:table-cell office:value-type="float" office:value="1.9427083342711097E-3" table:formula="of:=[.H90]^2" table:style-name="ce1">
            <text:p>0.0019427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4125000</text:p>
          </table:table-cell>
          <table:table-cell office:value-type="float" office:value="3.6458467810549098" table:style-name="ce1">
            <text:p>3.645846781</text:p>
          </table:table-cell>
          <table:table-cell table:number-columns-repeated="2" table:style-name="ce1"/>
          <table:table-cell office:value-type="float" office:value="33750000" table:style-name="ce1">
            <text:p>33750000</text:p>
          </table:table-cell>
          <table:table-cell office:value-type="float" office:value="3.6457407579686598" table:style-name="ce1">
            <text:p>3.64574075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4402124434901324E-2" table:formula="of:=[.F91]-[.G91]" table:style-name="ce1">
            <text:p>-0.044402124</text:p>
          </table:table-cell>
          <table:table-cell office:value-type="float" office:value="1.9715486543324611E-3" table:formula="of:=[.H91]^2" table:style-name="ce1">
            <text:p>0.0019715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4500000</text:p>
          </table:table-cell>
          <table:table-cell office:value-type="float" office:value="3.6458935428480101" table:style-name="ce1">
            <text:p>3.645893543</text:p>
          </table:table-cell>
          <table:table-cell table:number-columns-repeated="2" table:style-name="ce1"/>
          <table:table-cell office:value-type="float" office:value="34125000" table:style-name="ce1">
            <text:p>34125000</text:p>
          </table:table-cell>
          <table:table-cell office:value-type="float" office:value="3.6458467810549098" table:style-name="ce1">
            <text:p>3.64584678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4296101348651362E-2" table:formula="of:=[.F92]-[.G92]" table:style-name="ce1">
            <text:p>-0.044296101</text:p>
          </table:table-cell>
          <table:table-cell office:value-type="float" office:value="1.9621445946899929E-3" table:formula="of:=[.H92]^2" table:style-name="ce1">
            <text:p>0.0019621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4875000</text:p>
          </table:table-cell>
          <table:table-cell office:value-type="float" office:value="3.6459962968023798" table:style-name="ce1">
            <text:p>3.645996297</text:p>
          </table:table-cell>
          <table:table-cell table:number-columns-repeated="2" table:style-name="ce1"/>
          <table:table-cell office:value-type="float" office:value="34500000" table:style-name="ce1">
            <text:p>34500000</text:p>
          </table:table-cell>
          <table:table-cell office:value-type="float" office:value="3.6458935428480101" table:style-name="ce1">
            <text:p>3.645893543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4249339555550993E-2" table:formula="of:=[.F93]-[.G93]" table:style-name="ce1">
            <text:p>-0.04424934</text:p>
          </table:table-cell>
          <table:table-cell office:value-type="float" office:value="1.9580040511024497E-3" table:formula="of:=[.H93]^2" table:style-name="ce1">
            <text:p>0.0019580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5250000</text:p>
          </table:table-cell>
          <table:table-cell office:value-type="float" office:value="3.64730420999385" table:style-name="ce1">
            <text:p>3.64730421</text:p>
          </table:table-cell>
          <table:table-cell table:number-columns-repeated="2" table:style-name="ce1"/>
          <table:table-cell office:value-type="float" office:value="34875000" table:style-name="ce1">
            <text:p>34875000</text:p>
          </table:table-cell>
          <table:table-cell office:value-type="float" office:value="3.6459962968023798" table:style-name="ce1">
            <text:p>3.645996297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4146585601181343E-2" table:formula="of:=[.F94]-[.G94]" table:style-name="ce1">
            <text:p>-0.044146586</text:p>
          </table:table-cell>
          <table:table-cell office:value-type="float" office:value="1.9489210202424318E-3" table:formula="of:=[.H94]^2" table:style-name="ce1">
            <text:p>0.0019489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5625000</text:p>
          </table:table-cell>
          <table:table-cell office:value-type="float" office:value="3.6474142424055702" table:style-name="ce1">
            <text:p>3.647414242</text:p>
          </table:table-cell>
          <table:table-cell table:number-columns-repeated="2" table:style-name="ce1"/>
          <table:table-cell office:value-type="float" office:value="35250000" table:style-name="ce1">
            <text:p>35250000</text:p>
          </table:table-cell>
          <table:table-cell office:value-type="float" office:value="3.64730420999385" table:style-name="ce1">
            <text:p>3.64730421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2838672409711176E-2" table:formula="of:=[.F95]-[.G95]" table:style-name="ce1">
            <text:p>-0.042838672</text:p>
          </table:table-cell>
          <table:table-cell office:value-type="float" office:value="1.8351518538265495E-3" table:formula="of:=[.H95]^2" table:style-name="ce1">
            <text:p>0.0018351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6000000</text:p>
          </table:table-cell>
          <table:table-cell office:value-type="float" office:value="3.6485588576398502" table:style-name="ce1">
            <text:p>3.648558858</text:p>
          </table:table-cell>
          <table:table-cell table:number-columns-repeated="2" table:style-name="ce1"/>
          <table:table-cell office:value-type="float" office:value="35625000" table:style-name="ce1">
            <text:p>35625000</text:p>
          </table:table-cell>
          <table:table-cell office:value-type="float" office:value="3.6474142424055702" table:style-name="ce1">
            <text:p>3.647414242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2728639997990925E-2" table:formula="of:=[.F96]-[.G96]" table:style-name="ce1">
            <text:p>-0.04272864</text:p>
          </table:table-cell>
          <table:table-cell office:value-type="float" office:value="1.8257366760779099E-3" table:formula="of:=[.H96]^2" table:style-name="ce1">
            <text:p>0.0018257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6375000</text:p>
          </table:table-cell>
          <table:table-cell office:value-type="float" office:value="3.6476441226634999" table:style-name="ce1">
            <text:p>3.647644123</text:p>
          </table:table-cell>
          <table:table-cell table:number-columns-repeated="2" table:style-name="ce1"/>
          <table:table-cell office:value-type="float" office:value="36000000" table:style-name="ce1">
            <text:p>36000000</text:p>
          </table:table-cell>
          <table:table-cell office:value-type="float" office:value="3.6485588576398502" table:style-name="ce1">
            <text:p>3.648558858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1584024763710925E-2" table:formula="of:=[.F97]-[.G97]" table:style-name="ce1">
            <text:p>-0.041584025</text:p>
          </table:table-cell>
          <table:table-cell office:value-type="float" office:value="1.7292311155489234E-3" table:formula="of:=[.H97]^2" table:style-name="ce1">
            <text:p>0.0017292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6750000</text:p>
          </table:table-cell>
          <table:table-cell office:value-type="float" office:value="3.6484695528203499" table:style-name="ce1">
            <text:p>3.648469553</text:p>
          </table:table-cell>
          <table:table-cell table:number-columns-repeated="2" table:style-name="ce1"/>
          <table:table-cell office:value-type="float" office:value="36375000" table:style-name="ce1">
            <text:p>36375000</text:p>
          </table:table-cell>
          <table:table-cell office:value-type="float" office:value="3.6476441226634999" table:style-name="ce1">
            <text:p>3.647644123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2498759740061232E-2" table:formula="of:=[.F98]-[.G98]" table:style-name="ce1">
            <text:p>-0.04249876</text:p>
          </table:table-cell>
          <table:table-cell office:value-type="float" office:value="1.8061445794434494E-3" table:formula="of:=[.H98]^2" table:style-name="ce1">
            <text:p>0.0018061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 - 37125000</text:p>
          </table:table-cell>
          <table:table-cell office:value-type="float" office:value="3.6496612790757901" table:style-name="ce1">
            <text:p>3.649661279</text:p>
          </table:table-cell>
          <table:table-cell table:number-columns-repeated="2" table:style-name="ce1"/>
          <table:table-cell office:value-type="float" office:value="36750000" table:style-name="ce1">
            <text:p>36750000</text:p>
          </table:table-cell>
          <table:table-cell office:value-type="float" office:value="3.6484695528203499" table:style-name="ce1">
            <text:p>3.648469553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1673329583211238E-2" table:formula="of:=[.F99]-[.G99]" table:style-name="ce1">
            <text:p>-0.04167333</text:p>
          </table:table-cell>
          <table:table-cell office:value-type="float" office:value="1.736666398550949E-3" table:formula="of:=[.H99]^2" table:style-name="ce1">
            <text:p>0.001736666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37125000" table:style-name="ce1">
            <text:p>37125000</text:p>
          </table:table-cell>
          <table:table-cell office:value-type="float" office:value="3.6496612790757901" table:style-name="ce1">
            <text:p>3.649661279</text:p>
          </table:table-cell>
          <table:table-cell office:value-type="float" office:value="3.6901428824035611" table:style-name="ce1">
            <text:p>3.690142882</text:p>
          </table:table-cell>
          <table:table-cell office:value-type="float" office:value="-4.0481603327771065E-2" table:formula="of:=[.F100]-[.G100]" table:style-name="ce1">
            <text:p>-0.040481603</text:p>
          </table:table-cell>
          <table:table-cell office:value-type="float" office:value="1.6387602079870054E-3" table:formula="of:=[.H100]^2" table:style-name="ce1">
            <text:p>0.00163876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float" office:value="98" table:formula="of:=COUNT([.F2:.F100])" table:style-name="ce1">
            <text:p>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unt<text:s/></text:p>
          </table:table-cell>
          <table:table-cell table:number-columns-repeated="5"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an</text:p>
          </table:table-cell>
          <table:table-cell table:number-columns-repeated="5" table:style-name="ce1"/>
          <table:table-cell office:value-type="float" office:value="3.6901428824035611" table:style-name="ce1">
            <text:p>3.6901428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ariance</text:p>
          </table:table-cell>
          <table:table-cell table:number-columns-repeated="5" table:style-name="ce1"/>
          <table:table-cell office:value-type="float" office:value="1.4839347955581872E-3" table:formula="of:=SUM([.I3:.I100])/(98-1)" table:style-name="ce1">
            <text:p>0.0014839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ndard deviation</text:p>
          </table:table-cell>
          <table:table-cell table:number-columns-repeated="5" table:style-name="ce1"/>
          <table:table-cell office:value-type="float" office:value="3.8521874247733422E-2" table:formula="of:=[.G104]^0.5" table:style-name="ce1">
            <text:p>0.038521874</text:p>
          </table:table-cell>
          <table:table-cell table:number-columns-repeated="16377" table:style-name="ce1"/>
        </table:table-row>
        <table:table-row table:number-rows-repeated="10484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aimona adam</meta:initial-creator>
    <dc:creator>maimona adam</dc:creator>
    <meta:creation-date>2021-08-15T21:17:16Z</meta:creation-date>
    <dc:date>2021-09-09T19:35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78.2261417322835pt" svg:width="732.2579527559055pt" chart:style-name="Crt0">
        <chart:title chart:style-name="CT00">
          <text:p text:style-name="a0" text:class-names="" text:cond-style-name="">First order Entropy C++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entropy_output_c++.$F$2" chart:values-cell-range-address="entropy_output_c++.$F$3:.$F$100" chart:class="chart:scatter" chart:attached-axis="primary-y" chart:style-name="G0S0">
            <chart:domain table:cell-range-address="entropy_output_c++.$E$3:.$E$100"/>
            <chart:data-point chart:repeated="9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478.2261417322835pt" svg:width="732.2579527559055pt" chart:style-name="Crt0">
        <chart:title chart:style-name="CT00">
          <text:p text:style-name="a0" text:class-names="" text:cond-style-name="">C++</text:p>
        </chart:title>
        <chart:plot-area svg:x="0.0pt" svg:y="0.0pt" svg:width="718.37968503937pt" svg:height="443.4561417322835pt" chart:style-name="Plt0">
          <chart:axis chart:dimension="y" chart:name="primary-y" chart:style-name="Axs0">
            <chart:title chart:style-name="AT00">
              <text:p text:style-name="a1" text:class-names="" text:cond-style-name="">Axis Titl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xis Title</text:p>
            </chart:title>
            <chart:grid chart:class="major" chart:style-name="GMa1"/>
          </chart:axis>
          <chart:series chart:values-cell-range-address="entropy_output_c++.$I$2:.$I$100" chart:class="chart:scatter" chart:attached-axis="primary-y" chart:style-name="G0S0">
            <chart:domain table:cell-range-address="entropy_output_c++.$E$2:.$E$100"/>
            <chart:data-point chart:repeated="9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